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quencedHashMap.entrySe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equencedHashMap.lastIndexOf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readExternal( ObjectInput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quencedHashMap.getLas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insertEntry( 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quencedHashMap.findEntry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quencedHashMap.writeExternal( ObjectOutput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quencedHashMap.putAll( Map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quencedHashMap.getFir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edIterator.n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quencedHashMap.removeEntry( 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deredIterator.OrderedIterator( int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quencedHashMap.value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equencedHashMap.getValu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remove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quencedHashMap.indexOf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quencedHashMap.getFirs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put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quencedHashMap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get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quencedHashMap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Entry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quencedHashMap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try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ed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createSenti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quencedHash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containsValue(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quencedHashMap.SequencedHashMap( Map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deredIterator.remo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quencedHashMap.removeImpl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quencedHash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SequencedHashMap( int initialSize , float load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quencedHashMap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ry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getL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remove(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ntry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quencedHashMap.contain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seque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quencedHashMap.getLas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quencedHashMap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ry.equals( Object 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quencedHash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getEntry( int 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quencedHashMap.Sequenced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quencedHashMap.remove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quencedHashMap.getFirs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dHashMap.SequencedHashMap( int initia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